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 table:number-columns-repeated="2"/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4"/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2" calcext:value-type="float">
            <text:p>57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22:27:10.306046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1-06-13T22:34:35.823999600</dc:date>
    <dc:creator>Jesus Castagnetto</dc:creator>
    <meta:editing-duration>P6DT19H5M32S</meta:editing-duration>
    <meta:editing-cycles>666</meta:editing-cycles>
    <meta:generator>LibreOffice/7.1.4.2$Linux_X86_64 LibreOffice_project/10$Build-2</meta:generator>
    <meta:document-statistic meta:table-count="1" meta:cell-count="4465" meta:object-count="0"/>
  </office:meta>
</office:document-meta>
</file>